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a. Cromer:</text:p>
      <text:p text:style-name="Standard"/>
      <text:p text:style-name="Standard">Given the Cromer Algorithm:</text:p>
      <text:p text:style-name="Standard"><text:tab/><draw:frame draw:style-name="fr1" draw:name="Object2" text:anchor-type="as-char" svg:y="-0.198in" svg:width="1.6311in" svg:height="0.278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tab/><draw:frame draw:style-name="fr1" draw:name="Object3" text:anchor-type="as-char" svg:y="-0.198in" svg:width="1.4902in" svg:height="0.278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Object1" text:anchor-type="as-char" svg:y="-0.2252in" svg:width="3.3492in" svg:height="0.305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tab/><text:tab/><text:tab/><draw:frame draw:style-name="fr1" draw:name="Object4" text:anchor-type="as-char" svg:y="-0.1484in" svg:width="1.089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Herbert</meta:initial-creator>
    <meta:creation-date>2019-01-28T15:52:58.64</meta:creation-date>
    <meta:document-statistic meta:table-count="0" meta:image-count="0" meta:object-count="4" meta:page-count="1" meta:paragraph-count="6" meta:word-count="6" meta:character-count="47"/>
    <dc:date>2019-01-28T21:34:59.02</dc:date>
    <dc:creator>Nate Herbert</dc:creator>
    <meta:editing-duration>PT5H9M40S</meta:editing-duration>
    <meta:editing-cycles>1</meta:editing-cycles>
    <meta:generator>OpenOffice/4.1.6$Win32 OpenOffice.org_project/416m1$Build-9790</meta:generator>
  </office:meta>
</office:document-meta>
</file>

<file path=Object 1/content.xml><?xml version="1.0" encoding="utf-8"?>
<math xmlns="http://www.w3.org/1998/Math/MathML">
  <semantics>
    <mrow>
      <mrow>
        <mover accent="true">
          <msub>
            <mi>L</mi>
            <mrow>
              <mn>1</mn>
            </mrow>
          </msub>
          <mo stretchy="false">⃗</mo>
        </mover>
        <mo stretchy="false">=</mo>
        <mover accent="true">
          <msub>
            <mi>r</mi>
            <mrow>
              <mn>1</mn>
            </mrow>
          </msub>
          <mo stretchy="false">⃗</mo>
        </mover>
      </mrow>
      <mi>x</mi>
      <mrow>
        <mover accent="true">
          <msub>
            <mi>v</mi>
            <mrow>
              <mn>1</mn>
            </mrow>
          </msub>
          <mo stretchy="false">⃗</mo>
        </mover>
        <mo stretchy="false">=</mo>
        <mrow>
          <mo stretchy="false">(</mo>
          <mrow>
            <mrow>
              <mover accent="true">
                <msub>
                  <mi>r</mi>
                  <mrow>
                    <mn>0</mn>
                  </mrow>
                </msub>
                <mo stretchy="false">⃗</mo>
              </mover>
              <mo stretchy="false">+</mo>
              <mi>h</mi>
            </mrow>
            <mover accent="true">
              <msub>
                <mi>v</mi>
                <mrow>
                  <mn>1</mn>
                </mrow>
              </msub>
              <mo stretchy="false">⃗</mo>
            </mover>
          </mrow>
          <mo stretchy="false">)</mo>
        </mrow>
      </mrow>
      <mi>x</mi>
      <mrow>
        <mo stretchy="false">(</mo>
        <mrow>
          <mrow>
            <mover accent="true">
              <msub>
                <mi>v</mi>
                <mrow>
                  <mn>0</mn>
                </mrow>
              </msub>
              <mo stretchy="false">⃗</mo>
            </mover>
            <mo stretchy="false">+</mo>
            <mi>h</mi>
          </mrow>
          <mover accent="true">
            <mi>a</mi>
            <mo stretchy="false">⃗</mo>
          </mover>
          <mrow>
            <mo stretchy="false">(</mo>
            <mrow>
              <mover accent="true">
                <msub>
                  <mi>r</mi>
                  <mrow>
                    <mn>0</mn>
                  </mrow>
                </msub>
                <mo stretchy="false">⃗</mo>
              </mover>
            </mrow>
            <mo stretchy="false">)</mo>
          </mrow>
        </mrow>
        <mo stretchy="false">)</mo>
      </mrow>
    </mrow>
    <annotation encoding="StarMath 5.0">vec L_{1} = vec r_{1} x vec v_{1}  =  (vec r_{0} + h vec v_{1}) x (vec v_{0} + h vec a(vec r_{0}))
</annotation>
  </semantics>
</math>
</file>

<file path=Object 2/content.xml><?xml version="1.0" encoding="utf-8"?>
<math xmlns="http://www.w3.org/1998/Math/MathML">
  <semantics>
    <mrow>
      <mrow>
        <mover accent="true">
          <msub>
            <mi>v</mi>
            <mrow>
              <mrow>
                <mi>n</mi>
                <mo stretchy="false">+</mo>
                <mn>1</mn>
              </mrow>
            </mrow>
          </msub>
          <mo stretchy="false">⃗</mo>
        </mover>
        <mo stretchy="false">=</mo>
        <mrow>
          <mover accent="true">
            <msub>
              <mi>v</mi>
              <mrow>
                <mi>n</mi>
              </mrow>
            </msub>
            <mo stretchy="false">⃗</mo>
          </mover>
          <mo stretchy="false">+</mo>
          <mi>h</mi>
        </mrow>
      </mrow>
      <mover accent="true">
        <mi>a</mi>
        <mo stretchy="false">⃗</mo>
      </mover>
      <mrow>
        <mo stretchy="false">(</mo>
        <mrow>
          <mover accent="true">
            <msub>
              <mi>r</mi>
              <mrow>
                <mi>n</mi>
              </mrow>
            </msub>
            <mo stretchy="false">⃗</mo>
          </mover>
        </mrow>
        <mo stretchy="false">)</mo>
      </mrow>
    </mrow>
    <annotation encoding="StarMath 5.0">vec v_{n+1} = vec v_{n} + h vec a(vec r_{n})</annotation>
  </semantics>
</math>
</file>

<file path=Object 3/content.xml><?xml version="1.0" encoding="utf-8"?>
<math xmlns="http://www.w3.org/1998/Math/MathML">
  <semantics>
    <mrow>
      <mrow>
        <mover accent="true">
          <msub>
            <mi>r</mi>
            <mrow>
              <mrow>
                <mi>n</mi>
                <mo stretchy="false">+</mo>
                <mn>1</mn>
              </mrow>
            </mrow>
          </msub>
          <mo stretchy="false">⃗</mo>
        </mover>
        <mo stretchy="false">=</mo>
        <mrow>
          <mover accent="true">
            <msub>
              <mi>r</mi>
              <mrow>
                <mi>n</mi>
              </mrow>
            </msub>
            <mo stretchy="false">⃗</mo>
          </mover>
          <mo stretchy="false">+</mo>
          <mi>h</mi>
        </mrow>
      </mrow>
      <mover accent="true">
        <msub>
          <mi>v</mi>
          <mrow>
            <mrow>
              <mi>n</mi>
              <mo stretchy="false">+</mo>
              <mn>1</mn>
            </mrow>
          </mrow>
        </msub>
        <mo stretchy="false">⃗</mo>
      </mover>
    </mrow>
    <annotation encoding="StarMath 5.0">vec r_{n+1} = vec r_{n} + h vec v_{n+1}
</annotation>
  </semantics>
</math>
</file>

<file path=Object 4/content.xml><?xml version="1.0" encoding="utf-8"?>
<math xmlns="http://www.w3.org/1998/Math/MathML">
  <semantics>
    <mrow>
      <mover accent="true">
        <msub>
          <mi>r</mi>
          <mrow>
            <mn>0</mn>
          </mrow>
        </msub>
        <mo stretchy="false">⃗</mo>
      </mover>
      <mi>x</mi>
      <mrow>
        <mover accent="true">
          <msub>
            <mi>v</mi>
            <mrow>
              <mn>0</mn>
            </mrow>
          </msub>
          <mo stretchy="false">⃗</mo>
        </mover>
        <mo stretchy="false">+</mo>
        <mi>h</mi>
      </mrow>
      <mover accent="true">
        <mi>a</mi>
        <mo stretchy="false">⃗</mo>
      </mover>
      <mrow>
        <mo stretchy="false">(</mo>
        <mrow>
          <mover accent="true">
            <msub>
              <mi>r</mi>
              <mrow>
                <mn>0</mn>
              </mrow>
            </msub>
            <mo stretchy="false">⃗</mo>
          </mover>
        </mrow>
        <mo stretchy="false">)</mo>
      </mrow>
    </mrow>
    <annotation encoding="StarMath 5.0">vec r_{0}  x  vec v_{0} + h vec a(vec r_{0})</annotation>
  </semantics>
</math>
</file>